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adornments="Обычный" style:font-family-generic="swiss" style:font-pitch="variable"/>
    <style:font-face style:name="Tahoma" svg:font-family="Tahoma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officeooo:rsid="0010b3d2" officeooo:paragraph-rsid="00139088"/>
    </style:style>
    <style:style style:name="P2" style:family="paragraph" style:parent-style-name="Text_20_body">
      <style:text-properties officeooo:rsid="0015a4af" officeooo:paragraph-rsid="0015a4af"/>
    </style:style>
    <style:style style:name="P3" style:family="paragraph" style:parent-style-name="Text_20_body" style:list-style-name="L2">
      <style:text-properties officeooo:rsid="0015a4af" officeooo:paragraph-rsid="0015a4af"/>
    </style:style>
    <style:style style:name="P4" style:family="paragraph" style:parent-style-name="Heading_20_1">
      <style:text-properties officeooo:rsid="0015558a" officeooo:paragraph-rsid="0015558a"/>
    </style:style>
    <style:style style:name="T1" style:family="text">
      <style:text-properties officeooo:rsid="0010b3d2"/>
    </style:style>
    <style:style style:name="T2" style:family="text">
      <style:text-properties officeooo:rsid="0012ed91"/>
    </style:style>
    <style:style style:name="T3" style:family="text">
      <style:text-properties officeooo:rsid="0013908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Загрузчик <text:span text:style-name="T1">дополнений и </text:span>мод<text:span text:style-name="T1">ификаций</text:span> для визуальной новеллы «Бесконечное Лето»</text:p>
      <text:p text:style-name="Title">Руководство пользователя</text:p>
      <text:h text:style-name="Heading_20_1" text:outline-level="1">Назначение приложения</text:h>
      <text:p text:style-name="P1">Загрузчик предоставляет пользователю интерфейс для удобного доступа к каталогу дополнений, <text:span text:style-name="T3">фильтров</text:span> и модификаций визуальной новеллы «Бесконечное Лето». Дополнения, содержащиеся в каталоге, адаптированы для платформ Android и iOS, и прошли проверку на работоспособность.</text:p>
      <text:p text:style-name="P1">Основными функциями <text:span text:style-name="T3">загрузчика </text:span>являются — просмотр каталога с применением различных фильтров, <text:span text:style-name="T2">просмотр информации о конкретном дополнении, установка и удаление дополнений, обновление установленного дополнения при появлении новых версий на сервере загрузчика. Также предоставляется возможность оценки дополнения и просмотра оценок, поставленных другими пользователями.</text:span></text:p>
      <text:h text:style-name="P4" text:outline-level="1">Общий вид интерфейса</text:h>
      <text:p text:style-name="P2">На иллюстрации отмечены следующие элементы пользовательского интерфейса</text:p>
      <text:list xml:id="list4039568668569850079" text:style-name="L2">
        <text:list-item>
          <text:p text:style-name="P3">Кнопка вызова этого руководства</text:p>
        </text:list-item>
        <text:list-item>
          <text:p text:style-name="P3">Кнопка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adornments="Обычный" style:font-family-generic="swiss" style:font-pitch="variable"/>
    <style:font-face style:name="Tahoma" svg:font-family="Tahoma" style:font-adornments="Полужирный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Tahoma1" fo:font-family="Tahoma" style:font-style-name="Обычный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Tahoma" fo:font-family="Tahoma" style:font-style-name="Полужирный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ahoma" fo:font-family="Tahoma" style:font-style-name="Полужирный" style:font-family-generic="swiss" style:font-pitch="variable" fo:font-size="130%" fo:text-shadow="none" style:text-underline-style="none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20:16:42.802829111</meta:creation-date>
    <dc:date>2016-02-09T21:49:00.472417520</dc:date>
    <meta:editing-duration>PT30M46S</meta:editing-duration>
    <meta:editing-cycles>3</meta:editing-cycles>
    <meta:generator>LibreOffice/4.4.7.2$Linux_X86_64 LibreOffice_project/40$Build-2</meta:generator>
    <meta:document-statistic meta:table-count="0" meta:image-count="0" meta:object-count="0" meta:page-count="1" meta:paragraph-count="9" meta:word-count="104" meta:character-count="893" meta:non-whitespace-character-count="800"/>
  </office:meta>
</office:document-meta>
</file>